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o, ALI RAFAEL SIRA RODRIGUEZ, mayor de edad, soltero, titular de la cedula de identidad numero 14.016.273 y domiciliado en Caracas, Distrito Capital, por medio de la presente declaro: Confiero Poder General de Administraci]on y Disposicion de todos mis bienes <text:s/>sin limitacion alguna y en la forma mas amplia permitida por el derecho al ciudadano Ali Rafael Sira Medina titular de la Cedula de Identidad numero 3.144.011 y de este domicilio para que ejerza mi plena representacion en todos mis asuntos en la republica bolivaria de venezuela. En virtud del presente mandato, podra mi apoderado nombrado, celebrar conforme a las leyes, todo genero y especies de operaciones, vender, permutar, hipotecar y liberar hipotecas dar anticresis en prenda o de cualquier otra maner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10:05:50</meta:creation-date>
    <dc:date>2015-07-06T11:13:37</dc:date>
    <meta:editing-duration>PT52M37S</meta:editing-duration>
    <meta:editing-cycles>1</meta:editing-cycles>
    <meta:document-statistic meta:table-count="0" meta:image-count="0" meta:object-count="0" meta:page-count="1" meta:paragraph-count="1" meta:word-count="122" meta:character-count="773" meta:non-whitespace-character-count="650"/>
    <meta:generator>LibreOffice/3.5$Linux_X86_64 LibreOffice_project/350m1$Build-2</meta:generator>
  </office:meta>
</office:document-meta>
</file>